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2 original </text:p>
      <text:p text:style-name="Setting">Ext. Desierto – día</text:p>
      <text:p text:style-name="Action">Un explorador toma muestras de la tierra del planeta. Deja las muestras en la caja de recolección que lleva consigo y abandona el planeta volando. </text:p>
      <text:p text:style-name="Setting">Ext. Espacio exterior – día</text:p>
      <text:p text:style-name="Action">El explorador entra en la nave Brigada-D.</text:p>
      <text:p text:style-name="Setting">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Action" style:family="paragraph" style:parent-style-name="Standard">
      <style:paragraph-properties fo:margin-top="0.1665in" fo:margin-bottom="0in" fo:keep-together="always"/>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8:33:11</meta:creation-date>
    <dc:date>2013-01-20T18:36:45</dc:date>
    <meta:editing-duration>P0D</meta:editing-duration>
    <meta:editing-cycles>1</meta:editing-cycles>
    <meta:document-statistic meta:table-count="0" meta:image-count="0" meta:object-count="0" meta:page-count="1" meta:paragraph-count="22" meta:word-count="281" meta:character-count="1561" meta:non-whitespace-character-count="1299"/>
    <meta:generator>LibreOffice/3.5$Linux_x86 LibreOffice_project/350m1$Build-2</meta:generator>
  </office:meta>
</office:document-meta>
</file>